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meObject.som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StringCreatorTests.appendNes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StringCreatorTests.appen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StringCreatorTests.appen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oStringCreatorTests.appendTopLeve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StringCreatorTests.objec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StringCreatorTests.appen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oStringCreatorTes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CreatorTests.som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StringCreatorTests.appendTopLevel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StringCreatorTests.appendNes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StringCreatorTests.primitiv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